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3" style:family="table-cell" style:parent-style-name="Default" style:data-style-name="N11">
      <style:table-cell-properties style:text-align-source="fix" style:repeat-content="false" style:vertical-align="automatic"/>
      <style:paragraph-properties fo:text-align="start" fo:margin-left="0mm"/>
      <style:text-properties style:text-underline-style="solid" style:text-underline-width="auto" style:text-underline-color="font-color"/>
    </style: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>
      <style:table-cell-properties fo:border-bottom="0.06pt solid #000000" fo:border-left="none" fo:border-right="0.06pt solid #000000" fo:border-top="none"/>
    </style:style>
    <style:style style:name="ce6" style:family="table-cell" style:parent-style-name="Default">
      <style:table-cell-properties fo:border="none"/>
    </style:style>
    <style:style style:name="ce13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  <style:text-properties style:text-underline-style="solid" style:text-underline-width="auto" style:text-underline-color="font-color"/>
    </style:style>
    <style:style style:name="ce23" style:family="table-cell" style:parent-style-name="Default" style:data-style-name="N11">
      <style:table-cell-properties style:text-align-source="fix" style:repeat-content="false" fo:border="none"/>
      <style:paragraph-properties fo:text-align="start" fo:margin-left="0mm"/>
      <style:text-properties style:text-underline-style="solid" style:text-underline-width="auto" style:text-underline-color="font-color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11" style:family="table-cell" style:parent-style-name="Default">
      <style:table-cell-properties fo:border-bottom="none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4" style:family="table-cell" style:parent-style-name="Default">
      <style:table-cell-properties fo:border-bottom="none" fo:border-left="0.99pt solid #000000" fo:border-right="none" fo:border-top="0.99pt solid #000000"/>
    </style:style>
    <style:style style:name="ce15" style:family="table-cell" style:parent-style-name="Default">
      <style:table-cell-properties fo:border-bottom="0.99pt solid #000000" fo:border-left="0.99pt solid #000000" fo:border-right="none" fo:border-top="none"/>
    </style:style>
    <style:style style:name="ce16" style:family="table-cell" style:parent-style-name="Default">
      <style:table-cell-properties fo:border-bottom="none" fo:border-left="none" fo:border-right="none" fo:border-top="0.99pt solid #000000"/>
    </style:style>
    <style:style style:name="ce17" style:family="table-cell" style:parent-style-name="Default">
      <style:table-cell-properties fo:border-bottom="0.99pt solid #000000" fo:border-left="none" fo:border-right="none" fo:border-top="none"/>
    </style:style>
    <style:style style:name="ce18" style:family="table-cell" style:parent-style-name="Default">
      <style:table-cell-properties fo:border-bottom="none" fo:border-left="none" fo:border-right="0.99pt solid #000000" fo:border-top="0.99pt solid #000000"/>
    </style:style>
    <style:style style:name="ce19" style:family="table-cell" style:parent-style-name="Default">
      <style:table-cell-properties fo:border-bottom="0.99pt solid #000000" fo:border-left="none" fo:border-right="0.99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27" table:default-cell-style-name="Default"/>
        <table:table-row table:style-name="ro1">
          <table:table-cell table:style-name="ce3" office:value-type="percentage" office:value="0.1" calcext:value-type="percentage">
            <text:p>10,00 %</text:p>
          </table:table-cell>
          <table:table-cell table:style-name="ce7" office:value-type="string" calcext:value-type="string">
            <text:p>Iris</text:p>
          </table:table-cell>
          <table:table-cell table:style-name="ce11" table:number-columns-repeated="2"/>
          <table:table-cell table:style-name="ce12"/>
          <table:table-cell table:style-name="ce7" office:value-type="string" calcext:value-type="string">
            <text:p>Ecoli</text:p>
          </table:table-cell>
          <table:table-cell table:style-name="ce11" table:number-columns-repeated="2"/>
          <table:table-cell table:style-name="ce12"/>
          <table:table-cell table:style-name="ce7" office:value-type="string" calcext:value-type="string">
            <text:p>Rand</text:p>
          </table:table-cell>
          <table:table-cell table:style-name="ce11" table:number-columns-repeated="2"/>
          <table:table-cell table:style-name="ce12"/>
          <table:table-cell table:style-name="ce14" office:value-type="string" calcext:value-type="string">
            <text:p>Newthyroid</text:p>
          </table:table-cell>
          <table:table-cell table:style-name="ce16" table:number-columns-repeated="2"/>
          <table:table-cell table:style-name="ce18"/>
          <table:table-cell table:number-columns-repeated="7"/>
          <table:table-cell table:style-name="ce3"/>
          <table:table-cell table:style-name="ce6" table:number-columns-repeated="8"/>
          <table:table-cell/>
          <table:table-cell table:style-name="ce3"/>
          <table:table-cell table:style-name="ce6" table:number-columns-repeated="8"/>
          <table:table-cell/>
        </table:table-row>
        <table:table-row table:style-name="ro1">
          <table:table-cell table:style-name="ce1" office:value-type="string" calcext:value-type="string">
            <text:p>Algoritmo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15" office:value-type="string" calcext:value-type="string">
            <text:p>Tasa_C</text:p>
          </table:table-cell>
          <table:table-cell table:style-name="ce17" office:value-type="string" calcext:value-type="string">
            <text:p>Tasa_inf</text:p>
          </table:table-cell>
          <table:table-cell table:style-name="ce17" office:value-type="string" calcext:value-type="string">
            <text:p>Agregado</text:p>
          </table:table-cell>
          <table:table-cell table:style-name="ce19" office:value-type="string" calcext:value-type="string">
            <text:p>Tiempo</text:p>
          </table:table-cell>
          <table:table-cell table:number-columns-repeated="7"/>
          <table:table-cell table:style-name="ce6" table:number-columns-repeated="9"/>
          <table:table-cell/>
          <table:table-cell table:style-name="ce6" table:number-columns-repeated="9"/>
          <table:table-cell/>
        </table:table-row>
        <table:table-row table:style-name="ro1">
          <table:table-cell table:style-name="ce1" office:value-type="string" calcext:value-type="string">
            <text:p>COPKM</text:p>
          </table:table-cell>
          <table:table-cell office:value-type="float" office:value="0.09556858" calcext:value-type="float">
            <text:p>0,09556858</text:p>
          </table:table-cell>
          <table:table-cell office:value-type="float" office:value="378.2" calcext:value-type="float">
            <text:p>378,2</text:p>
          </table:table-cell>
          <table:table-cell office:value-type="float" office:value="0.1475478" calcext:value-type="float">
            <text:p>0,1475478</text:p>
          </table:table-cell>
          <table:table-cell table:style-name="ce1" office:value-type="float" office:value="0.76798908472" calcext:value-type="float">
            <text:p>0,76798908472</text:p>
          </table:table-cell>
          <table:table-cell office:value-type="float" office:value="2.3718714" calcext:value-type="float">
            <text:p>2,3718714</text:p>
          </table:table-cell>
          <table:table-cell office:value-type="float" office:value="2638" calcext:value-type="float">
            <text:p>2638</text:p>
          </table:table-cell>
          <table:table-cell office:value-type="float" office:value="6.73392" calcext:value-type="float">
            <text:p>6,73392</text:p>
          </table:table-cell>
          <table:table-cell table:style-name="ce1" office:value-type="float" office:value="43.16101504808" calcext:value-type="float">
            <text:p>43,16101504808</text:p>
          </table:table-cell>
          <table:table-cell office:value-type="float" office:value="0.09524704" calcext:value-type="float">
            <text:p>0,09524704</text:p>
          </table:table-cell>
          <table:table-cell office:value-type="float" office:value="609.6" calcext:value-type="float">
            <text:p>609,6</text:p>
          </table:table-cell>
          <table:table-cell office:value-type="float" office:value="0.2109796" calcext:value-type="float">
            <text:p>0,2109796</text:p>
          </table:table-cell>
          <table:table-cell table:style-name="ce1" office:value-type="float" office:value="0.68413440176" calcext:value-type="float">
            <text:p>0,68413440176</text:p>
          </table:table-cell>
          <table:table-cell office:value-type="float" office:value="1.2921686" calcext:value-type="float">
            <text:p>1,2921686</text:p>
          </table:table-cell>
          <table:table-cell office:value-type="float" office:value="1001.4" calcext:value-type="float">
            <text:p>1001,4</text:p>
          </table:table-cell>
          <table:table-cell office:value-type="float" office:value="2.5783302" calcext:value-type="float">
            <text:p>2,5783302</text:p>
          </table:table-cell>
          <table:table-cell table:style-name="ce1" office:value-type="float" office:value="4.9193506234" calcext:value-type="float">
            <text:p>4,9193506234</text:p>
          </table:table-cell>
          <table:table-cell table:number-columns-repeated="7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</table:table-row>
        <table:table-row table:style-name="ro1">
          <table:table-cell table:style-name="ce1" office:value-type="string" calcext:value-type="string">
            <text:p>BL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.84802783164" calcext:value-type="float">
            <text:p>1,84802783164</text:p>
          </table:table-cell>
          <table:table-cell office:value-type="float" office:value="2.5326792" calcext:value-type="float">
            <text:p>2,5326792</text:p>
          </table:table-cell>
          <table:table-cell office:value-type="float" office:value="633.8" calcext:value-type="float">
            <text:p>633,8</text:p>
          </table:table-cell>
          <table:table-cell office:value-type="float" office:value="3.0743884" calcext:value-type="float">
            <text:p>3,0743884</text:p>
          </table:table-cell>
          <table:table-cell table:style-name="ce1" office:value-type="float" office:value="88.04224211112" calcext:value-type="float">
            <text:p>88,04224211112</text:p>
          </table:table-cell>
          <table:table-cell office:value-type="float" office:value="0.125279" calcext:value-type="float">
            <text:p>0,125279</text:p>
          </table:table-cell>
          <table:table-cell office:value-type="float" office:value="0" calcext:value-type="float">
            <text:p>0</text:p>
          </table:table-cell>
          <table:table-cell office:value-type="float" office:value="0.125279" calcext:value-type="float">
            <text:p>0,125279</text:p>
          </table:table-cell>
          <table:table-cell table:style-name="ce1" office:value-type="float" office:value="1.34188552468" calcext:value-type="float">
            <text:p>1,34188552468</text:p>
          </table:table-cell>
          <table:table-cell office:value-type="float" office:value="0.6809574" calcext:value-type="float">
            <text:p>0,6809574</text:p>
          </table:table-cell>
          <table:table-cell office:value-type="float" office:value="1130.8" calcext:value-type="float">
            <text:p>1130,8</text:p>
          </table:table-cell>
          <table:table-cell office:value-type="float" office:value="1.2526174" calcext:value-type="float">
            <text:p>1,2526174</text:p>
          </table:table-cell>
          <table:table-cell table:style-name="ce1" office:value-type="float" office:value="1.68194945968" calcext:value-type="float">
            <text:p>1,68194945968</text:p>
          </table:table-cell>
          <table:table-cell table:number-columns-repeated="7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</table:table-row>
        <table:table-row table:style-name="ro1">
          <table:table-cell table:style-name="ce1" office:value-type="string" calcext:value-type="string">
            <text:p>AGG-UN</text:p>
          </table:table-cell>
          <table:table-cell office:value-type="float" office:value="0.3028506" calcext:value-type="float">
            <text:p>0,3028506</text:p>
          </table:table-cell>
          <table:table-cell office:value-type="float" office:value="497.8" calcext:value-type="float">
            <text:p>497,8</text:p>
          </table:table-cell>
          <table:table-cell office:value-type="float" office:value="0.4308868" calcext:value-type="float">
            <text:p>0,4308868</text:p>
          </table:table-cell>
          <table:table-cell table:style-name="ce1" office:value-type="float" office:value="10.33772765772" calcext:value-type="float">
            <text:p>10,33772765772</text:p>
          </table:table-cell>
          <table:table-cell office:value-type="float" office:value="7.483966" calcext:value-type="float">
            <text:p>7,483966</text:p>
          </table:table-cell>
          <table:table-cell office:value-type="float" office:value="1817.8" calcext:value-type="float">
            <text:p>1817,8</text:p>
          </table:table-cell>
          <table:table-cell office:value-type="float" office:value="9.93691" calcext:value-type="float">
            <text:p>9,93691</text:p>
          </table:table-cell>
          <table:table-cell table:style-name="ce1" office:value-type="float" office:value="55.98422595196" calcext:value-type="float">
            <text:p>55,98422595196</text:p>
          </table:table-cell>
          <table:table-cell office:value-type="float" office:value="0.4100034" calcext:value-type="float">
            <text:p>0,4100034</text:p>
          </table:table-cell>
          <table:table-cell office:value-type="float" office:value="487.4" calcext:value-type="float">
            <text:p>487,4</text:p>
          </table:table-cell>
          <table:table-cell office:value-type="float" office:value="0.5767474" calcext:value-type="float">
            <text:p>0,5767474</text:p>
          </table:table-cell>
          <table:table-cell table:style-name="ce1" office:value-type="float" office:value="11.0206273128" calcext:value-type="float">
            <text:p>11,0206273128</text:p>
          </table:table-cell>
          <table:table-cell office:value-type="float" office:value="2.001892" calcext:value-type="float">
            <text:p>2,001892</text:p>
          </table:table-cell>
          <table:table-cell office:value-type="float" office:value="1153" calcext:value-type="float">
            <text:p>1153</text:p>
          </table:table-cell>
          <table:table-cell office:value-type="float" office:value="2.980618" calcext:value-type="float">
            <text:p>2,980618</text:p>
          </table:table-cell>
          <table:table-cell table:style-name="ce1" office:value-type="float" office:value="17.55763764064" calcext:value-type="float">
            <text:p>17,55763764064</text:p>
          </table:table-cell>
          <table:table-cell table:number-columns-repeated="7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</table:table-row>
        <table:table-row table:style-name="ro1">
          <table:table-cell table:style-name="ce1" office:value-type="string" calcext:value-type="string">
            <text:p>AGG-SF</text:p>
          </table:table-cell>
          <table:table-cell office:value-type="float" office:value="0.3029402" calcext:value-type="float">
            <text:p>0,3029402</text:p>
          </table:table-cell>
          <table:table-cell office:value-type="float" office:value="497.6" calcext:value-type="float">
            <text:p>497,6</text:p>
          </table:table-cell>
          <table:table-cell office:value-type="float" office:value="0.431727" calcext:value-type="float">
            <text:p>0,431727</text:p>
          </table:table-cell>
          <table:table-cell table:style-name="ce1" office:value-type="float" office:value="11.62366092528" calcext:value-type="float">
            <text:p>11,62366092528</text:p>
          </table:table-cell>
          <table:table-cell office:value-type="float" office:value="7.483966" calcext:value-type="float">
            <text:p>7,483966</text:p>
          </table:table-cell>
          <table:table-cell office:value-type="float" office:value="1817.8" calcext:value-type="float">
            <text:p>1817,8</text:p>
          </table:table-cell>
          <table:table-cell office:value-type="float" office:value="9.93691" calcext:value-type="float">
            <text:p>9,93691</text:p>
          </table:table-cell>
          <table:table-cell table:style-name="ce1" office:value-type="float" office:value="58.4554715474" calcext:value-type="float">
            <text:p>58,4554715474</text:p>
          </table:table-cell>
          <table:table-cell office:value-type="float" office:value="0.4100034" calcext:value-type="float">
            <text:p>0,4100034</text:p>
          </table:table-cell>
          <table:table-cell office:value-type="float" office:value="487.4" calcext:value-type="float">
            <text:p>487,4</text:p>
          </table:table-cell>
          <table:table-cell office:value-type="float" office:value="0.5767474" calcext:value-type="float">
            <text:p>0,5767474</text:p>
          </table:table-cell>
          <table:table-cell table:style-name="ce1" office:value-type="float" office:value="12.01559871448" calcext:value-type="float">
            <text:p>12,01559871448</text:p>
          </table:table-cell>
          <table:table-cell office:value-type="float" office:value="2.001892" calcext:value-type="float">
            <text:p>2,001892</text:p>
          </table:table-cell>
          <table:table-cell office:value-type="float" office:value="1153" calcext:value-type="float">
            <text:p>1153</text:p>
          </table:table-cell>
          <table:table-cell office:value-type="float" office:value="2.980618" calcext:value-type="float">
            <text:p>2,980618</text:p>
          </table:table-cell>
          <table:table-cell table:style-name="ce1" office:value-type="float" office:value="20.36368513944" calcext:value-type="float">
            <text:p>20,36368513944</text:p>
          </table:table-cell>
          <table:table-cell table:number-columns-repeated="7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</table:table-row>
        <table:table-row table:style-name="ro1">
          <table:table-cell table:style-name="ce1" office:value-type="string" calcext:value-type="string">
            <text:p>AGE-UN</text:p>
          </table:table-cell>
          <table:table-cell office:value-type="float" office:value="0.3029402" calcext:value-type="float">
            <text:p>0,3029402</text:p>
          </table:table-cell>
          <table:table-cell office:value-type="float" office:value="497.6" calcext:value-type="float">
            <text:p>497,6</text:p>
          </table:table-cell>
          <table:table-cell office:value-type="float" office:value="0.431727" calcext:value-type="float">
            <text:p>0,431727</text:p>
          </table:table-cell>
          <table:table-cell table:style-name="ce1" office:value-type="float" office:value="0.2781426922" calcext:value-type="float">
            <text:p>0,2781426922</text:p>
          </table:table-cell>
          <table:table-cell office:value-type="float" office:value="7.483966" calcext:value-type="float">
            <text:p>7,483966</text:p>
          </table:table-cell>
          <table:table-cell office:value-type="float" office:value="1817.8" calcext:value-type="float">
            <text:p>1817,8</text:p>
          </table:table-cell>
          <table:table-cell office:value-type="float" office:value="9.93691" calcext:value-type="float">
            <text:p>9,93691</text:p>
          </table:table-cell>
          <table:table-cell table:style-name="ce1" office:value-type="float" office:value="30.50873601884" calcext:value-type="float">
            <text:p>30,50873601884</text:p>
          </table:table-cell>
          <table:table-cell office:value-type="float" office:value="0.4100034" calcext:value-type="float">
            <text:p>0,4100034</text:p>
          </table:table-cell>
          <table:table-cell office:value-type="float" office:value="487.4" calcext:value-type="float">
            <text:p>487,4</text:p>
          </table:table-cell>
          <table:table-cell office:value-type="float" office:value="0.5767474" calcext:value-type="float">
            <text:p>0,5767474</text:p>
          </table:table-cell>
          <table:table-cell table:style-name="ce1" office:value-type="float" office:value="0.5702116514" calcext:value-type="float">
            <text:p>0,5702116514</text:p>
          </table:table-cell>
          <table:table-cell office:value-type="float" office:value="2.001892" calcext:value-type="float">
            <text:p>2,001892</text:p>
          </table:table-cell>
          <table:table-cell office:value-type="float" office:value="1153" calcext:value-type="float">
            <text:p>1153</text:p>
          </table:table-cell>
          <table:table-cell office:value-type="float" office:value="2.980618" calcext:value-type="float">
            <text:p>2,980618</text:p>
          </table:table-cell>
          <table:table-cell table:style-name="ce1" office:value-type="float" office:value="12.30879173996" calcext:value-type="float">
            <text:p>12,30879173996</text:p>
          </table:table-cell>
          <table:table-cell table:number-columns-repeated="7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</table:table-row>
        <table:table-row table:style-name="ro1">
          <table:table-cell table:style-name="ce1" office:value-type="string" calcext:value-type="string">
            <text:p>AGE-SF</text:p>
          </table:table-cell>
          <table:table-cell office:value-type="float" office:value="0.3029402" calcext:value-type="float">
            <text:p>0,3029402</text:p>
          </table:table-cell>
          <table:table-cell office:value-type="float" office:value="497.6" calcext:value-type="float">
            <text:p>497,6</text:p>
          </table:table-cell>
          <table:table-cell office:value-type="float" office:value="0.429776" calcext:value-type="float">
            <text:p>0,429776</text:p>
          </table:table-cell>
          <table:table-cell table:style-name="ce1" office:value-type="float" office:value="0.07159495272" calcext:value-type="float">
            <text:p>0,07159495272</text:p>
          </table:table-cell>
          <table:table-cell office:value-type="float" office:value="7.481058" calcext:value-type="float">
            <text:p>7,481058</text:p>
          </table:table-cell>
          <table:table-cell office:value-type="float" office:value="1826.2" calcext:value-type="float">
            <text:p>1826,2</text:p>
          </table:table-cell>
          <table:table-cell office:value-type="float" office:value="9.94473" calcext:value-type="float">
            <text:p>9,94473</text:p>
          </table:table-cell>
          <table:table-cell table:style-name="ce1" office:value-type="float" office:value="31.47126268096" calcext:value-type="float">
            <text:p>31,47126268096</text:p>
          </table:table-cell>
          <table:table-cell office:value-type="float" office:value="0.4100034" calcext:value-type="float">
            <text:p>0,4100034</text:p>
          </table:table-cell>
          <table:table-cell office:value-type="float" office:value="487.4" calcext:value-type="float">
            <text:p>487,4</text:p>
          </table:table-cell>
          <table:table-cell office:value-type="float" office:value="0.5767474" calcext:value-type="float">
            <text:p>0,5767474</text:p>
          </table:table-cell>
          <table:table-cell table:style-name="ce1" office:value-type="float" office:value="0.09855039448" calcext:value-type="float">
            <text:p>0,09855039448</text:p>
          </table:table-cell>
          <table:table-cell office:value-type="float" office:value="2.008792" calcext:value-type="float">
            <text:p>2,008792</text:p>
          </table:table-cell>
          <table:table-cell office:value-type="float" office:value="1156" calcext:value-type="float">
            <text:p>1156</text:p>
          </table:table-cell>
          <table:table-cell office:value-type="float" office:value="2.98493" calcext:value-type="float">
            <text:p>2,98493</text:p>
          </table:table-cell>
          <table:table-cell table:style-name="ce1" office:value-type="float" office:value="7.2018791786" calcext:value-type="float">
            <text:p>7,2018791786</text:p>
          </table:table-cell>
          <table:table-cell table:number-columns-repeated="7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</table:table-row>
        <table:table-row table:style-name="ro1">
          <table:table-cell table:style-name="ce1" office:value-type="string" calcext:value-type="string">
            <text:p>AM-10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1.80203786788" calcext:value-type="float">
            <text:p>11,80203786788</text:p>
          </table:table-cell>
          <table:table-cell office:value-type="float" office:value="3.65238" calcext:value-type="float">
            <text:p>3,65238</text:p>
          </table:table-cell>
          <table:table-cell office:value-type="float" office:value="1209.4" calcext:value-type="float">
            <text:p>1209,4</text:p>
          </table:table-cell>
          <table:table-cell office:value-type="float" office:value="4.714386" calcext:value-type="float">
            <text:p>4,714386</text:p>
          </table:table-cell>
          <table:table-cell table:style-name="ce1" office:value-type="float" office:value="60.31052710488" calcext:value-type="float">
            <text:p>60,31052710488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1.04941948656" calcext:value-type="float">
            <text:p>11,04941948656</text:p>
          </table:table-cell>
          <table:table-cell office:value-type="float" office:value="0.913521" calcext:value-type="float">
            <text:p>0,913521</text:p>
          </table:table-cell>
          <table:table-cell office:value-type="float" office:value="929.8" calcext:value-type="float">
            <text:p>929,8</text:p>
          </table:table-cell>
          <table:table-cell office:value-type="float" office:value="1.42108" calcext:value-type="float">
            <text:p>1,42108</text:p>
          </table:table-cell>
          <table:table-cell table:style-name="ce1" office:value-type="float" office:value="19.98150287392" calcext:value-type="float">
            <text:p>19,98150287392</text:p>
          </table:table-cell>
          <table:table-cell table:number-columns-repeated="7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</table:table-row>
        <table:table-row table:style-name="ro1">
          <table:table-cell table:style-name="ce1" office:value-type="string" calcext:value-type="string">
            <text:p>AM-01</text:p>
          </table:table-cell>
          <table:table-cell office:value-type="float" office:value="0.1433944" calcext:value-type="float">
            <text:p>0,1433944</text:p>
          </table:table-cell>
          <table:table-cell office:value-type="float" office:value="110.6" calcext:value-type="float">
            <text:p>110,6</text:p>
          </table:table-cell>
          <table:table-cell office:value-type="float" office:value="0.1684206" calcext:value-type="float">
            <text:p>0,1684206</text:p>
          </table:table-cell>
          <table:table-cell table:style-name="ce1" office:value-type="float" office:value="7.54683467836" calcext:value-type="float">
            <text:p>7,54683467836</text:p>
          </table:table-cell>
          <table:table-cell office:value-type="float" office:value="4.94897" calcext:value-type="float">
            <text:p>4,94897</text:p>
          </table:table-cell>
          <table:table-cell office:value-type="float" office:value="1439.4" calcext:value-type="float">
            <text:p>1439,4</text:p>
          </table:table-cell>
          <table:table-cell office:value-type="float" office:value="6.4252" calcext:value-type="float">
            <text:p>6,4252</text:p>
          </table:table-cell>
          <table:table-cell table:style-name="ce1" office:value-type="float" office:value="35.58245442884" calcext:value-type="float">
            <text:p>35,58245442884</text:p>
          </table:table-cell>
          <table:table-cell office:value-type="float" office:value="0.293106" calcext:value-type="float">
            <text:p>0,293106</text:p>
          </table:table-cell>
          <table:table-cell office:value-type="float" office:value="296.4" calcext:value-type="float">
            <text:p>296,4</text:p>
          </table:table-cell>
          <table:table-cell office:value-type="float" office:value="0.3980878" calcext:value-type="float">
            <text:p>0,3980878</text:p>
          </table:table-cell>
          <table:table-cell table:style-name="ce1" office:value-type="float" office:value="5.27114937868" calcext:value-type="float">
            <text:p>5,27114937868</text:p>
          </table:table-cell>
          <table:table-cell office:value-type="float" office:value="1.5776664" calcext:value-type="float">
            <text:p>1,5776664</text:p>
          </table:table-cell>
          <table:table-cell office:value-type="float" office:value="1105.2" calcext:value-type="float">
            <text:p>1105,2</text:p>
          </table:table-cell>
          <table:table-cell office:value-type="float" office:value="2.420698" calcext:value-type="float">
            <text:p>2,420698</text:p>
          </table:table-cell>
          <table:table-cell table:style-name="ce1" office:value-type="float" office:value="9.17035479272" calcext:value-type="float">
            <text:p>9,17035479272</text:p>
          </table:table-cell>
          <table:table-cell table:number-columns-repeated="7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</table:table-row>
        <table:table-row table:style-name="ro1">
          <table:table-cell table:style-name="ce2" office:value-type="string" calcext:value-type="string">
            <text:p>AM-M</text:p>
          </table:table-cell>
          <table:table-cell office:value-type="float" office:value="0.1045456" calcext:value-type="float">
            <text:p>0,1045456</text:p>
          </table:table-cell>
          <table:table-cell office:value-type="float" office:value="16.2" calcext:value-type="float">
            <text:p>16,2</text:p>
          </table:table-cell>
          <table:table-cell office:value-type="float" office:value="0.1061498" calcext:value-type="float">
            <text:p>0,1061498</text:p>
          </table:table-cell>
          <table:table-cell table:style-name="ce1" office:value-type="float" office:value="7.49538823288" calcext:value-type="float">
            <text:p>7,49538823288</text:p>
          </table:table-cell>
          <table:table-cell office:value-type="float" office:value="6.244824" calcext:value-type="float">
            <text:p>6,244824</text:p>
          </table:table-cell>
          <table:table-cell office:value-type="float" office:value="1630.6" calcext:value-type="float">
            <text:p>1630,6</text:p>
          </table:table-cell>
          <table:table-cell office:value-type="float" office:value="8.162648" calcext:value-type="float">
            <text:p>8,162648</text:p>
          </table:table-cell>
          <table:table-cell table:style-name="ce1" office:value-type="float" office:value="22.51644933112" calcext:value-type="float">
            <text:p>22,51644933112</text:p>
          </table:table-cell>
          <table:table-cell office:value-type="float" office:value="0.1746542" calcext:value-type="float">
            <text:p>0,1746542</text:p>
          </table:table-cell>
          <table:table-cell office:value-type="float" office:value="90.4" calcext:value-type="float">
            <text:p>90,4</text:p>
          </table:table-cell>
          <table:table-cell office:value-type="float" office:value="0.2039962" calcext:value-type="float">
            <text:p>0,2039962</text:p>
          </table:table-cell>
          <table:table-cell table:style-name="ce1" office:value-type="float" office:value="6.76128148196" calcext:value-type="float">
            <text:p>6,76128148196</text:p>
          </table:table-cell>
          <table:table-cell office:value-type="float" office:value="1.277358" calcext:value-type="float">
            <text:p>1,277358</text:p>
          </table:table-cell>
          <table:table-cell office:value-type="float" office:value="983" calcext:value-type="float">
            <text:p>983</text:p>
          </table:table-cell>
          <table:table-cell office:value-type="float" office:value="1.893436" calcext:value-type="float">
            <text:p>1,893436</text:p>
          </table:table-cell>
          <table:table-cell table:style-name="ce1" office:value-type="float" office:value="7.06823972092" calcext:value-type="float">
            <text:p>7,06823972092</text:p>
          </table:table-cell>
          <table:table-cell table:number-columns-repeated="7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</table:table-row>
        <table:table-row table:style-name="ro1">
          <table:table-cell table:style-name="ce1" office:value-type="string" calcext:value-type="string">
            <text:p>AM-10-1</text:p>
          </table:table-cell>
          <table:table-cell table:style-name="ce11" office:value-type="float" office:value="0.104848" calcext:value-type="float">
            <text:p>0,104848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0.106145" calcext:value-type="float">
            <text:p>0,106145</text:p>
          </table:table-cell>
          <table:table-cell table:style-name="ce12" office:value-type="float" office:value="11.21769075568" calcext:value-type="float">
            <text:p>11,21769075568</text:p>
          </table:table-cell>
          <table:table-cell table:style-name="ce11" office:value-type="float" office:value="3.80306" calcext:value-type="float">
            <text:p>3,80306</text:p>
          </table:table-cell>
          <table:table-cell table:style-name="ce11" office:value-type="float" office:value="1227.4" calcext:value-type="float">
            <text:p>1227,4</text:p>
          </table:table-cell>
          <table:table-cell table:style-name="ce11" office:value-type="float" office:value="4.90333" calcext:value-type="float">
            <text:p>4,90333</text:p>
          </table:table-cell>
          <table:table-cell table:style-name="ce12" office:value-type="float" office:value="57.36321089304" calcext:value-type="float">
            <text:p>57,36321089304</text:p>
          </table:table-cell>
          <table:table-cell table:style-name="ce11" office:value-type="float" office:value="0.117006" calcext:value-type="float">
            <text:p>0,11700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117006" calcext:value-type="float">
            <text:p>0,117006</text:p>
          </table:table-cell>
          <table:table-cell table:style-name="ce12" office:value-type="float" office:value="11.29396939016" calcext:value-type="float">
            <text:p>11,29396939016</text:p>
          </table:table-cell>
          <table:table-cell table:style-name="ce11" office:value-type="float" office:value="0.877064" calcext:value-type="float">
            <text:p>0,877064</text:p>
          </table:table-cell>
          <table:table-cell table:style-name="ce11" office:value-type="float" office:value="943.4" calcext:value-type="float">
            <text:p>943,4</text:p>
          </table:table-cell>
          <table:table-cell table:style-name="ce11" office:value-type="float" office:value="1.369816" calcext:value-type="float">
            <text:p>1,369816</text:p>
          </table:table-cell>
          <table:table-cell table:style-name="ce12" office:value-type="float" office:value="19.59914402688" calcext:value-type="float">
            <text:p>19,59914402688</text:p>
          </table:table-cell>
          <table:table-cell table:number-columns-repeated="7"/>
          <table:table-cell table:style-name="ce6" table:number-columns-repeated="9"/>
          <table:table-cell/>
          <table:table-cell table:style-name="ce6" table:number-columns-repeated="9"/>
          <table:table-cell/>
        </table:table-row>
        <table:table-row table:style-name="ro1">
          <table:table-cell table:style-name="ce1" office:value-type="string" calcext:value-type="string">
            <text:p>AM-01-1</text:p>
          </table:table-cell>
          <table:table-cell office:value-type="float" office:value="0.2221474" calcext:value-type="float">
            <text:p>0,2221474</text:p>
          </table:table-cell>
          <table:table-cell office:value-type="float" office:value="297.8" calcext:value-type="float">
            <text:p>297,8</text:p>
          </table:table-cell>
          <table:table-cell office:value-type="float" office:value="0.2933824" calcext:value-type="float">
            <text:p>0,2933824</text:p>
          </table:table-cell>
          <table:table-cell table:style-name="ce1" office:value-type="float" office:value="6.51023707096" calcext:value-type="float">
            <text:p>6,51023707096</text:p>
          </table:table-cell>
          <table:table-cell office:value-type="float" office:value="4.464394" calcext:value-type="float">
            <text:p>4,464394</text:p>
          </table:table-cell>
          <table:table-cell office:value-type="float" office:value="1348.4" calcext:value-type="float">
            <text:p>1348,4</text:p>
          </table:table-cell>
          <table:table-cell office:value-type="float" office:value="5.732206" calcext:value-type="float">
            <text:p>5,732206</text:p>
          </table:table-cell>
          <table:table-cell table:style-name="ce1" office:value-type="float" office:value="39.17025878172" calcext:value-type="float">
            <text:p>39,17025878172</text:p>
          </table:table-cell>
          <table:table-cell office:value-type="float" office:value="0.2926422" calcext:value-type="float">
            <text:p>0,2926422</text:p>
          </table:table-cell>
          <table:table-cell office:value-type="float" office:value="291.4" calcext:value-type="float">
            <text:p>291,4</text:p>
          </table:table-cell>
          <table:table-cell office:value-type="float" office:value="0.3916934" calcext:value-type="float">
            <text:p>0,3916934</text:p>
          </table:table-cell>
          <table:table-cell table:style-name="ce1" office:value-type="float" office:value="6.60518574752" calcext:value-type="float">
            <text:p>6,60518574752</text:p>
          </table:table-cell>
          <table:table-cell office:value-type="float" office:value="1.6155752" calcext:value-type="float">
            <text:p>1,6155752</text:p>
          </table:table-cell>
          <table:table-cell office:value-type="float" office:value="1100.6" calcext:value-type="float">
            <text:p>1100,6</text:p>
          </table:table-cell>
          <table:table-cell office:value-type="float" office:value="2.456532" calcext:value-type="float">
            <text:p>2,456532</text:p>
          </table:table-cell>
          <table:table-cell table:style-name="ce1" office:value-type="float" office:value="11.99987059064" calcext:value-type="float">
            <text:p>11,99987059064</text:p>
          </table:table-cell>
          <table:table-cell table:number-columns-repeated="7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</table:table-row>
        <table:table-row table:style-name="ro1">
          <table:table-cell table:style-name="ce2" office:value-type="string" calcext:value-type="string">
            <text:p>AM-M-1</text:p>
          </table:table-cell>
          <table:table-cell table:style-name="ce9" office:value-type="float" office:value="0.18238064" calcext:value-type="float">
            <text:p>0,18238064</text:p>
          </table:table-cell>
          <table:table-cell table:style-name="ce9" office:value-type="float" office:value="209" calcext:value-type="float">
            <text:p>209</text:p>
          </table:table-cell>
          <table:table-cell table:style-name="ce9" office:value-type="float" office:value="0.23270372" calcext:value-type="float">
            <text:p>0,23270372</text:p>
          </table:table-cell>
          <table:table-cell table:style-name="ce2" office:value-type="float" office:value="7.86440871564" calcext:value-type="float">
            <text:p>7,86440871564</text:p>
          </table:table-cell>
          <table:table-cell table:style-name="ce9" office:value-type="float" office:value="7.372876" calcext:value-type="float">
            <text:p>7,372876</text:p>
          </table:table-cell>
          <table:table-cell table:style-name="ce9" office:value-type="float" office:value="1773.2" calcext:value-type="float">
            <text:p>1773,2</text:p>
          </table:table-cell>
          <table:table-cell table:style-name="ce9" office:value-type="float" office:value="9.657842" calcext:value-type="float">
            <text:p>9,657842</text:p>
          </table:table-cell>
          <table:table-cell table:style-name="ce2" office:value-type="float" office:value="25.00122605192" calcext:value-type="float">
            <text:p>25,00122605192</text:p>
          </table:table-cell>
          <table:table-cell table:style-name="ce9" office:value-type="float" office:value="0.2903008" calcext:value-type="float">
            <text:p>0,2903008</text:p>
          </table:table-cell>
          <table:table-cell table:style-name="ce9" office:value-type="float" office:value="287" calcext:value-type="float">
            <text:p>287</text:p>
          </table:table-cell>
          <table:table-cell table:style-name="ce9" office:value-type="float" office:value="0.385151" calcext:value-type="float">
            <text:p>0,385151</text:p>
          </table:table-cell>
          <table:table-cell table:style-name="ce2" office:value-type="float" office:value="5.38939490736" calcext:value-type="float">
            <text:p>5,38939490736</text:p>
          </table:table-cell>
          <table:table-cell table:style-name="ce9" office:value-type="float" office:value="1.6101968" calcext:value-type="float">
            <text:p>1,6101968</text:p>
          </table:table-cell>
          <table:table-cell table:style-name="ce9" office:value-type="float" office:value="1098.8" calcext:value-type="float">
            <text:p>1098,8</text:p>
          </table:table-cell>
          <table:table-cell table:style-name="ce9" office:value-type="float" office:value="2.411536" calcext:value-type="float">
            <text:p>2,411536</text:p>
          </table:table-cell>
          <table:table-cell table:style-name="ce2" office:value-type="float" office:value="9.04805989372" calcext:value-type="float">
            <text:p>9,04805989372</text:p>
          </table:table-cell>
          <table:table-cell table:number-columns-repeated="7"/>
          <table:table-cell table:style-name="ce6" table:number-columns-repeated="9"/>
          <table:table-cell/>
          <table:table-cell table:style-name="ce6" table:number-columns-repeated="9"/>
          <table:table-cell/>
        </table:table-row>
        <table:table-row table:style-name="ro1" table:number-rows-repeated="2">
          <table:table-cell table:number-columns-repeated="44"/>
        </table:table-row>
        <table:table-row table:style-name="ro1">
          <table:table-cell table:style-name="ce13" office:value-type="percentage" office:value="0.2" calcext:value-type="percentage">
            <text:p>20,00 %</text:p>
          </table:table-cell>
          <table:table-cell table:style-name="ce7" office:value-type="string" calcext:value-type="string">
            <text:p>Iris</text:p>
          </table:table-cell>
          <table:table-cell table:style-name="ce11" table:number-columns-repeated="2"/>
          <table:table-cell table:style-name="ce12"/>
          <table:table-cell table:style-name="ce7" office:value-type="string" calcext:value-type="string">
            <text:p>Ecoli</text:p>
          </table:table-cell>
          <table:table-cell table:style-name="ce11" table:number-columns-repeated="2"/>
          <table:table-cell table:style-name="ce12"/>
          <table:table-cell table:style-name="ce7" office:value-type="string" calcext:value-type="string">
            <text:p>Rand</text:p>
          </table:table-cell>
          <table:table-cell table:style-name="ce11" table:number-columns-repeated="2"/>
          <table:table-cell table:style-name="ce12"/>
          <table:table-cell table:style-name="ce14" office:value-type="string" calcext:value-type="string">
            <text:p>Newthyroid</text:p>
          </table:table-cell>
          <table:table-cell table:style-name="ce16" table:number-columns-repeated="2"/>
          <table:table-cell table:style-name="ce18"/>
          <table:table-cell table:number-columns-repeated="7"/>
          <table:table-cell table:style-name="ce23"/>
          <table:table-cell table:style-name="ce6" table:number-columns-repeated="8"/>
          <table:table-cell/>
          <table:table-cell table:style-name="ce23"/>
          <table:table-cell table:style-name="ce6" table:number-columns-repeated="8"/>
          <table:table-cell/>
        </table:table-row>
        <table:table-row table:style-name="ro1">
          <table:table-cell table:style-name="ce1" office:value-type="string" calcext:value-type="string">
            <text:p>Algoritmo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15" office:value-type="string" calcext:value-type="string">
            <text:p>Tasa_C</text:p>
          </table:table-cell>
          <table:table-cell table:style-name="ce17" office:value-type="string" calcext:value-type="string">
            <text:p>Tasa_inf</text:p>
          </table:table-cell>
          <table:table-cell table:style-name="ce17" office:value-type="string" calcext:value-type="string">
            <text:p>Agregado</text:p>
          </table:table-cell>
          <table:table-cell table:style-name="ce19" office:value-type="string" calcext:value-type="string">
            <text:p>Tiempo</text:p>
          </table:table-cell>
          <table:table-cell table:number-columns-repeated="7"/>
          <table:table-cell table:style-name="ce6" table:number-columns-repeated="9"/>
          <table:table-cell/>
          <table:table-cell table:style-name="ce6" table:number-columns-repeated="9"/>
          <table:table-cell/>
        </table:table-row>
        <table:table-row table:style-name="ro1">
          <table:table-cell table:style-name="ce1" office:value-type="string" calcext:value-type="string">
            <text:p>COPKM</text:p>
          </table:table-cell>
          <table:table-cell office:value-type="float" office:value="0.09561876" calcext:value-type="float">
            <text:p>0,09561876</text:p>
          </table:table-cell>
          <table:table-cell office:value-type="float" office:value="750.4" calcext:value-type="float">
            <text:p>750,4</text:p>
          </table:table-cell>
          <table:table-cell office:value-type="float" office:value="0.15028562" calcext:value-type="float">
            <text:p>0,15028562</text:p>
          </table:table-cell>
          <table:table-cell table:style-name="ce1" office:value-type="float" office:value="2.72128229124" calcext:value-type="float">
            <text:p>2,72128229124</text:p>
          </table:table-cell>
          <table:table-cell office:value-type="float" office:value="3.0555152" calcext:value-type="float">
            <text:p>3,0555152</text:p>
          </table:table-cell>
          <table:table-cell office:value-type="float" office:value="5008.8" calcext:value-type="float">
            <text:p>5008,8</text:p>
          </table:table-cell>
          <table:table-cell office:value-type="float" office:value="11.936774" calcext:value-type="float">
            <text:p>11,936774</text:p>
          </table:table-cell>
          <table:table-cell table:style-name="ce1" office:value-type="float" office:value="18.26533541168" calcext:value-type="float">
            <text:p>18,26533541168</text:p>
          </table:table-cell>
          <table:table-cell office:value-type="float" office:value="0.09518544" calcext:value-type="float">
            <text:p>0,09518544</text:p>
          </table:table-cell>
          <table:table-cell office:value-type="float" office:value="1234.2" calcext:value-type="float">
            <text:p>1234,2</text:p>
          </table:table-cell>
          <table:table-cell office:value-type="float" office:value="0.2194204" calcext:value-type="float">
            <text:p>0,2194204</text:p>
          </table:table-cell>
          <table:table-cell table:style-name="ce1" office:value-type="float" office:value="0.60979648476" calcext:value-type="float">
            <text:p>0,60979648476</text:p>
          </table:table-cell>
          <table:table-cell office:value-type="float" office:value="1.292019" calcext:value-type="float">
            <text:p>1,292019</text:p>
          </table:table-cell>
          <table:table-cell office:value-type="float" office:value="2031.6" calcext:value-type="float">
            <text:p>2031,6</text:p>
          </table:table-cell>
          <table:table-cell office:value-type="float" office:value="2.6550182" calcext:value-type="float">
            <text:p>2,6550182</text:p>
          </table:table-cell>
          <table:table-cell table:style-name="ce1" office:value-type="float" office:value="2.80768108192" calcext:value-type="float">
            <text:p>2,80768108192</text:p>
          </table:table-cell>
          <table:table-cell table:number-columns-repeated="7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</table:table-row>
        <table:table-row table:style-name="ro1">
          <table:table-cell table:style-name="ce1" office:value-type="string" calcext:value-type="string">
            <text:p>BL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1.84036975644" calcext:value-type="float">
            <text:p>1,84036975644</text:p>
          </table:table-cell>
          <table:table-cell office:value-type="float" office:value="2.572108" calcext:value-type="float">
            <text:p>2,572108</text:p>
          </table:table-cell>
          <table:table-cell office:value-type="float" office:value="1195" calcext:value-type="float">
            <text:p>1195</text:p>
          </table:table-cell>
          <table:table-cell office:value-type="float" office:value="3.129222" calcext:value-type="float">
            <text:p>3,129222</text:p>
          </table:table-cell>
          <table:table-cell table:style-name="ce1" office:value-type="float" office:value="81.95324424384" calcext:value-type="float">
            <text:p>81,95324424384</text:p>
          </table:table-cell>
          <table:table-cell office:value-type="float" office:value="0.125279" calcext:value-type="float">
            <text:p>0,125279</text:p>
          </table:table-cell>
          <table:table-cell office:value-type="float" office:value="0" calcext:value-type="float">
            <text:p>0</text:p>
          </table:table-cell>
          <table:table-cell office:value-type="float" office:value="0.125279" calcext:value-type="float">
            <text:p>0,125279</text:p>
          </table:table-cell>
          <table:table-cell table:style-name="ce1" office:value-type="float" office:value="1.56207447944" calcext:value-type="float">
            <text:p>1,56207447944</text:p>
          </table:table-cell>
          <table:table-cell office:value-type="float" office:value="0.712057" calcext:value-type="float">
            <text:p>0,712057</text:p>
          </table:table-cell>
          <table:table-cell office:value-type="float" office:value="2220.6" calcext:value-type="float">
            <text:p>2220,6</text:p>
          </table:table-cell>
          <table:table-cell office:value-type="float" office:value="1.299056" calcext:value-type="float">
            <text:p>1,299056</text:p>
          </table:table-cell>
          <table:table-cell table:style-name="ce1" office:value-type="float" office:value="1.78175768584" calcext:value-type="float">
            <text:p>1,78175768584</text:p>
          </table:table-cell>
          <table:table-cell table:number-columns-repeated="7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</table:table-row>
        <table:table-row table:style-name="ro1">
          <table:table-cell table:style-name="ce1" office:value-type="string" calcext:value-type="string">
            <text:p>AGG-UN</text:p>
          </table:table-cell>
          <table:table-cell office:value-type="float" office:value="0.3029402" calcext:value-type="float">
            <text:p>0,3029402</text:p>
          </table:table-cell>
          <table:table-cell office:value-type="float" office:value="971.2" calcext:value-type="float">
            <text:p>971,2</text:p>
          </table:table-cell>
          <table:table-cell office:value-type="float" office:value="0.436502" calcext:value-type="float">
            <text:p>0,436502</text:p>
          </table:table-cell>
          <table:table-cell table:style-name="ce1" office:value-type="float" office:value="12.9039379436" calcext:value-type="float">
            <text:p>12,9039379436</text:p>
          </table:table-cell>
          <table:table-cell office:value-type="float" office:value="7.474082" calcext:value-type="float">
            <text:p>7,474082</text:p>
          </table:table-cell>
          <table:table-cell office:value-type="float" office:value="3612.6" calcext:value-type="float">
            <text:p>3612,6</text:p>
          </table:table-cell>
          <table:table-cell office:value-type="float" office:value="9.967094" calcext:value-type="float">
            <text:p>9,967094</text:p>
          </table:table-cell>
          <table:table-cell table:style-name="ce1" office:value-type="float" office:value="58.91278925528" calcext:value-type="float">
            <text:p>58,91278925528</text:p>
          </table:table-cell>
          <table:table-cell office:value-type="float" office:value="0.4100034" calcext:value-type="float">
            <text:p>0,4100034</text:p>
          </table:table-cell>
          <table:table-cell office:value-type="float" office:value="1016.4" calcext:value-type="float">
            <text:p>1016,4</text:p>
          </table:table-cell>
          <table:table-cell office:value-type="float" office:value="0.5945596" calcext:value-type="float">
            <text:p>0,5945596</text:p>
          </table:table-cell>
          <table:table-cell table:style-name="ce1" office:value-type="float" office:value="11.92765526968" calcext:value-type="float">
            <text:p>11,92765526968</text:p>
          </table:table-cell>
          <table:table-cell office:value-type="float" office:value="2.005926" calcext:value-type="float">
            <text:p>2,005926</text:p>
          </table:table-cell>
          <table:table-cell office:value-type="float" office:value="2311.6" calcext:value-type="float">
            <text:p>2311,6</text:p>
          </table:table-cell>
          <table:table-cell office:value-type="float" office:value="3.064164" calcext:value-type="float">
            <text:p>3,064164</text:p>
          </table:table-cell>
          <table:table-cell table:style-name="ce1" office:value-type="float" office:value="21.08391857804" calcext:value-type="float">
            <text:p>21,08391857804</text:p>
          </table:table-cell>
          <table:table-cell table:number-columns-repeated="7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</table:table-row>
        <table:table-row table:style-name="ro1">
          <table:table-cell table:style-name="ce1" office:value-type="string" calcext:value-type="string">
            <text:p>AGG-SF</text:p>
          </table:table-cell>
          <table:table-cell office:value-type="float" office:value="0.3029402" calcext:value-type="float">
            <text:p>0,3029402</text:p>
          </table:table-cell>
          <table:table-cell office:value-type="float" office:value="971.2" calcext:value-type="float">
            <text:p>971,2</text:p>
          </table:table-cell>
          <table:table-cell office:value-type="float" office:value="0.436502" calcext:value-type="float">
            <text:p>0,436502</text:p>
          </table:table-cell>
          <table:table-cell table:style-name="ce1" office:value-type="float" office:value="13.4103350088" calcext:value-type="float">
            <text:p>13,4103350088</text:p>
          </table:table-cell>
          <table:table-cell office:value-type="float" office:value="7.474082" calcext:value-type="float">
            <text:p>7,474082</text:p>
          </table:table-cell>
          <table:table-cell office:value-type="float" office:value="3612.6" calcext:value-type="float">
            <text:p>3612,6</text:p>
          </table:table-cell>
          <table:table-cell office:value-type="float" office:value="9.967094" calcext:value-type="float">
            <text:p>9,967094</text:p>
          </table:table-cell>
          <table:table-cell table:style-name="ce1" office:value-type="float" office:value="64.08243374588" calcext:value-type="float">
            <text:p>64,08243374588</text:p>
          </table:table-cell>
          <table:table-cell office:value-type="float" office:value="0.4100034" calcext:value-type="float">
            <text:p>0,4100034</text:p>
          </table:table-cell>
          <table:table-cell office:value-type="float" office:value="1016.4" calcext:value-type="float">
            <text:p>1016,4</text:p>
          </table:table-cell>
          <table:table-cell office:value-type="float" office:value="0.5945596" calcext:value-type="float">
            <text:p>0,5945596</text:p>
          </table:table-cell>
          <table:table-cell table:style-name="ce1" office:value-type="float" office:value="12.8565759982" calcext:value-type="float">
            <text:p>12,8565759982</text:p>
          </table:table-cell>
          <table:table-cell office:value-type="float" office:value="2.005926" calcext:value-type="float">
            <text:p>2,005926</text:p>
          </table:table-cell>
          <table:table-cell office:value-type="float" office:value="2311.6" calcext:value-type="float">
            <text:p>2311,6</text:p>
          </table:table-cell>
          <table:table-cell office:value-type="float" office:value="3.064164" calcext:value-type="float">
            <text:p>3,064164</text:p>
          </table:table-cell>
          <table:table-cell table:style-name="ce1" office:value-type="float" office:value="21.518043526" calcext:value-type="float">
            <text:p>21,518043526</text:p>
          </table:table-cell>
          <table:table-cell table:number-columns-repeated="7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</table:table-row>
        <table:table-row table:style-name="ro1">
          <table:table-cell table:style-name="ce1" office:value-type="string" calcext:value-type="string">
            <text:p>AGE-UN</text:p>
          </table:table-cell>
          <table:table-cell office:value-type="float" office:value="0.3029402" calcext:value-type="float">
            <text:p>0,3029402</text:p>
          </table:table-cell>
          <table:table-cell office:value-type="float" office:value="971.2" calcext:value-type="float">
            <text:p>971,2</text:p>
          </table:table-cell>
          <table:table-cell office:value-type="float" office:value="0.436502" calcext:value-type="float">
            <text:p>0,436502</text:p>
          </table:table-cell>
          <table:table-cell table:style-name="ce1" office:value-type="float" office:value="0.42911411944" calcext:value-type="float">
            <text:p>0,42911411944</text:p>
          </table:table-cell>
          <table:table-cell office:value-type="float" office:value="7.464074" calcext:value-type="float">
            <text:p>7,464074</text:p>
          </table:table-cell>
          <table:table-cell office:value-type="float" office:value="3626" calcext:value-type="float">
            <text:p>3626</text:p>
          </table:table-cell>
          <table:table-cell office:value-type="float" office:value="9.959982" calcext:value-type="float">
            <text:p>9,959982</text:p>
          </table:table-cell>
          <table:table-cell table:style-name="ce1" office:value-type="float" office:value="30.00835955992" calcext:value-type="float">
            <text:p>30,00835955992</text:p>
          </table:table-cell>
          <table:table-cell office:value-type="float" office:value="0.4100034" calcext:value-type="float">
            <text:p>0,4100034</text:p>
          </table:table-cell>
          <table:table-cell office:value-type="float" office:value="1016.4" calcext:value-type="float">
            <text:p>1016,4</text:p>
          </table:table-cell>
          <table:table-cell office:value-type="float" office:value="0.5945596" calcext:value-type="float">
            <text:p>0,5945596</text:p>
          </table:table-cell>
          <table:table-cell table:style-name="ce1" office:value-type="float" office:value="0.85842618636" calcext:value-type="float">
            <text:p>0,85842618636</text:p>
          </table:table-cell>
          <table:table-cell office:value-type="float" office:value="2.005926" calcext:value-type="float">
            <text:p>2,005926</text:p>
          </table:table-cell>
          <table:table-cell office:value-type="float" office:value="2311.6" calcext:value-type="float">
            <text:p>2311,6</text:p>
          </table:table-cell>
          <table:table-cell office:value-type="float" office:value="3.064164" calcext:value-type="float">
            <text:p>3,064164</text:p>
          </table:table-cell>
          <table:table-cell table:style-name="ce1" office:value-type="float" office:value="4.15240467964" calcext:value-type="float">
            <text:p>4,15240467964</text:p>
          </table:table-cell>
          <table:table-cell table:number-columns-repeated="7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</table:table-row>
        <table:table-row table:style-name="ro1">
          <table:table-cell table:style-name="ce1" office:value-type="string" calcext:value-type="string">
            <text:p>AGE-SF</text:p>
          </table:table-cell>
          <table:table-cell office:value-type="float" office:value="0.3029402" calcext:value-type="float">
            <text:p>0,3029402</text:p>
          </table:table-cell>
          <table:table-cell office:value-type="float" office:value="971.2" calcext:value-type="float">
            <text:p>971,2</text:p>
          </table:table-cell>
          <table:table-cell office:value-type="float" office:value="0.436502" calcext:value-type="float">
            <text:p>0,436502</text:p>
          </table:table-cell>
          <table:table-cell table:style-name="ce1" office:value-type="float" office:value="0.29751183652" calcext:value-type="float">
            <text:p>0,29751183652</text:p>
          </table:table-cell>
          <table:table-cell office:value-type="float" office:value="7.484722" calcext:value-type="float">
            <text:p>7,484722</text:p>
          </table:table-cell>
          <table:table-cell office:value-type="float" office:value="3615.6" calcext:value-type="float">
            <text:p>3615,6</text:p>
          </table:table-cell>
          <table:table-cell office:value-type="float" office:value="9.9774" calcext:value-type="float">
            <text:p>9,9774</text:p>
          </table:table-cell>
          <table:table-cell table:style-name="ce1" office:value-type="float" office:value="28.4435418188" calcext:value-type="float">
            <text:p>28,4435418188</text:p>
          </table:table-cell>
          <table:table-cell office:value-type="float" office:value="0.4105792" calcext:value-type="float">
            <text:p>0,4105792</text:p>
          </table:table-cell>
          <table:table-cell office:value-type="float" office:value="1005.04" calcext:value-type="float">
            <text:p>1005,04</text:p>
          </table:table-cell>
          <table:table-cell office:value-type="float" office:value="0.59464488" calcext:value-type="float">
            <text:p>0,59464488</text:p>
          </table:table-cell>
          <table:table-cell table:style-name="ce1" office:value-type="float" office:value="0.26074365492" calcext:value-type="float">
            <text:p>0,26074365492</text:p>
          </table:table-cell>
          <table:table-cell office:value-type="float" office:value="2.005926" calcext:value-type="float">
            <text:p>2,005926</text:p>
          </table:table-cell>
          <table:table-cell office:value-type="float" office:value="2311.6" calcext:value-type="float">
            <text:p>2311,6</text:p>
          </table:table-cell>
          <table:table-cell office:value-type="float" office:value="3.064164" calcext:value-type="float">
            <text:p>3,064164</text:p>
          </table:table-cell>
          <table:table-cell table:style-name="ce1" office:value-type="float" office:value="4.27244764192" calcext:value-type="float">
            <text:p>4,27244764192</text:p>
          </table:table-cell>
          <table:table-cell table:number-columns-repeated="7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</table:table-row>
        <table:table-row table:style-name="ro1">
          <table:table-cell table:style-name="ce1" office:value-type="string" calcext:value-type="string">
            <text:p>AM-10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13.38771302468" calcext:value-type="float">
            <text:p>13,38771302468</text:p>
          </table:table-cell>
          <table:table-cell office:value-type="float" office:value="3.674756" calcext:value-type="float">
            <text:p>3,674756</text:p>
          </table:table-cell>
          <table:table-cell office:value-type="float" office:value="2642.2" calcext:value-type="float">
            <text:p>2642,2</text:p>
          </table:table-cell>
          <table:table-cell office:value-type="float" office:value="4.84036" calcext:value-type="float">
            <text:p>4,84036</text:p>
          </table:table-cell>
          <table:table-cell table:style-name="ce1" office:value-type="float" office:value="66.04018613392" calcext:value-type="float">
            <text:p>66,04018613392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2.92512778976" calcext:value-type="float">
            <text:p>12,92512778976</text:p>
          </table:table-cell>
          <table:table-cell office:value-type="float" office:value="0.9945152" calcext:value-type="float">
            <text:p>0,9945152</text:p>
          </table:table-cell>
          <table:table-cell office:value-type="float" office:value="1931.32" calcext:value-type="float">
            <text:p>1931,32</text:p>
          </table:table-cell>
          <table:table-cell office:value-type="float" office:value="1.55010604" calcext:value-type="float">
            <text:p>1,55010604</text:p>
          </table:table-cell>
          <table:table-cell table:style-name="ce1" office:value-type="float" office:value="22.1717179154" calcext:value-type="float">
            <text:p>22,1717179154</text:p>
          </table:table-cell>
          <table:table-cell table:number-columns-repeated="7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</table:table-row>
        <table:table-row table:style-name="ro1">
          <table:table-cell table:style-name="ce1" office:value-type="string" calcext:value-type="string">
            <text:p>AM-01</text:p>
          </table:table-cell>
          <table:table-cell office:value-type="float" office:value="0.1449664" calcext:value-type="float">
            <text:p>0,1449664</text:p>
          </table:table-cell>
          <table:table-cell office:value-type="float" office:value="217.6" calcext:value-type="float">
            <text:p>217,6</text:p>
          </table:table-cell>
          <table:table-cell office:value-type="float" office:value="0.1739648" calcext:value-type="float">
            <text:p>0,1739648</text:p>
          </table:table-cell>
          <table:table-cell table:style-name="ce1" office:value-type="float" office:value="9.20153343988" calcext:value-type="float">
            <text:p>9,20153343988</text:p>
          </table:table-cell>
          <table:table-cell office:value-type="float" office:value="5.48475" calcext:value-type="float">
            <text:p>5,48475</text:p>
          </table:table-cell>
          <table:table-cell office:value-type="float" office:value="3202.2" calcext:value-type="float">
            <text:p>3202,2</text:p>
          </table:table-cell>
          <table:table-cell office:value-type="float" office:value="7.301992" calcext:value-type="float">
            <text:p>7,301992</text:p>
          </table:table-cell>
          <table:table-cell table:style-name="ce1" office:value-type="float" office:value="40.42561123268" calcext:value-type="float">
            <text:p>40,42561123268</text:p>
          </table:table-cell>
          <table:table-cell office:value-type="float" office:value="0.2337858" calcext:value-type="float">
            <text:p>0,2337858</text:p>
          </table:table-cell>
          <table:table-cell office:value-type="float" office:value="390.6" calcext:value-type="float">
            <text:p>390,6</text:p>
          </table:table-cell>
          <table:table-cell office:value-type="float" office:value="0.3041204" calcext:value-type="float">
            <text:p>0,3041204</text:p>
          </table:table-cell>
          <table:table-cell table:style-name="ce1" office:value-type="float" office:value="8.18975518872" calcext:value-type="float">
            <text:p>8,18975518872</text:p>
          </table:table-cell>
          <table:table-cell office:value-type="float" office:value="1.6227326" calcext:value-type="float">
            <text:p>1,6227326</text:p>
          </table:table-cell>
          <table:table-cell office:value-type="float" office:value="2203.8" calcext:value-type="float">
            <text:p>2203,8</text:p>
          </table:table-cell>
          <table:table-cell office:value-type="float" office:value="2.486924" calcext:value-type="float">
            <text:p>2,486924</text:p>
          </table:table-cell>
          <table:table-cell table:style-name="ce1" office:value-type="float" office:value="6.9258129818" calcext:value-type="float">
            <text:p>6,9258129818</text:p>
          </table:table-cell>
          <table:table-cell table:number-columns-repeated="7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</table:table-row>
        <table:table-row table:style-name="ro1">
          <table:table-cell table:style-name="ce2" office:value-type="string" calcext:value-type="string">
            <text:p>AM-M</text:p>
          </table:table-cell>
          <table:table-cell office:value-type="float" office:value="0.1448388" calcext:value-type="float">
            <text:p>0,1448388</text:p>
          </table:table-cell>
          <table:table-cell office:value-type="float" office:value="216.6" calcext:value-type="float">
            <text:p>216,6</text:p>
          </table:table-cell>
          <table:table-cell office:value-type="float" office:value="0.1706484" calcext:value-type="float">
            <text:p>0,1706484</text:p>
          </table:table-cell>
          <table:table-cell table:style-name="ce1" office:value-type="float" office:value="6.52633124872" calcext:value-type="float">
            <text:p>6,52633124872</text:p>
          </table:table-cell>
          <table:table-cell office:value-type="float" office:value="6.268368" calcext:value-type="float">
            <text:p>6,268368</text:p>
          </table:table-cell>
          <table:table-cell office:value-type="float" office:value="3436.4" calcext:value-type="float">
            <text:p>3436,4</text:p>
          </table:table-cell>
          <table:table-cell office:value-type="float" office:value="8.413018" calcext:value-type="float">
            <text:p>8,413018</text:p>
          </table:table-cell>
          <table:table-cell table:style-name="ce1" office:value-type="float" office:value="29.99484829348" calcext:value-type="float">
            <text:p>29,99484829348</text:p>
          </table:table-cell>
          <table:table-cell office:value-type="float" office:value="0.2927418" calcext:value-type="float">
            <text:p>0,2927418</text:p>
          </table:table-cell>
          <table:table-cell office:value-type="float" office:value="606" calcext:value-type="float">
            <text:p>606</text:p>
          </table:table-cell>
          <table:table-cell office:value-type="float" office:value="0.4025618" calcext:value-type="float">
            <text:p>0,4025618</text:p>
          </table:table-cell>
          <table:table-cell table:style-name="ce1" office:value-type="float" office:value="5.65673264428" calcext:value-type="float">
            <text:p>5,65673264428</text:p>
          </table:table-cell>
          <table:table-cell office:value-type="float" office:value="1.605308" calcext:value-type="float">
            <text:p>1,605308</text:p>
          </table:table-cell>
          <table:table-cell office:value-type="float" office:value="2207.8" calcext:value-type="float">
            <text:p>2207,8</text:p>
          </table:table-cell>
          <table:table-cell office:value-type="float" office:value="2.452506" calcext:value-type="float">
            <text:p>2,452506</text:p>
          </table:table-cell>
          <table:table-cell table:style-name="ce1" office:value-type="float" office:value="12.28326809204" calcext:value-type="float">
            <text:p>12,28326809204</text:p>
          </table:table-cell>
          <table:table-cell table:number-columns-repeated="7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</table:table-row>
        <table:table-row table:style-name="ro1">
          <table:table-cell table:style-name="ce1" office:value-type="string" calcext:value-type="string">
            <text:p>AM-10-1</text:p>
          </table:table-cell>
          <table:table-cell table:style-name="ce11" office:value-type="float" office:value="0.105452" calcext:value-type="float">
            <text:p>0,105452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0.106576" calcext:value-type="float">
            <text:p>0,106576</text:p>
          </table:table-cell>
          <table:table-cell table:style-name="ce12" office:value-type="float" office:value="12.21472138984" calcext:value-type="float">
            <text:p>12,21472138984</text:p>
          </table:table-cell>
          <table:table-cell table:style-name="ce11" office:value-type="float" office:value="3.591582" calcext:value-type="float">
            <text:p>3,591582</text:p>
          </table:table-cell>
          <table:table-cell table:style-name="ce11" office:value-type="float" office:value="2415.8" calcext:value-type="float">
            <text:p>2415,8</text:p>
          </table:table-cell>
          <table:table-cell table:style-name="ce11" office:value-type="float" office:value="4.634356" calcext:value-type="float">
            <text:p>4,634356</text:p>
          </table:table-cell>
          <table:table-cell table:style-name="ce12" office:value-type="float" office:value="63.5562218858" calcext:value-type="float">
            <text:p>63,5562218858</text:p>
          </table:table-cell>
          <table:table-cell table:style-name="ce11" office:value-type="float" office:value="0.117006" calcext:value-type="float">
            <text:p>0,11700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117006" calcext:value-type="float">
            <text:p>0,117006</text:p>
          </table:table-cell>
          <table:table-cell table:style-name="ce12" office:value-type="float" office:value="12.41342724556" calcext:value-type="float">
            <text:p>12,41342724556</text:p>
          </table:table-cell>
          <table:table-cell table:style-name="ce11" office:value-type="float" office:value="0.8873822" calcext:value-type="float">
            <text:p>0,8873822</text:p>
          </table:table-cell>
          <table:table-cell table:style-name="ce11" office:value-type="float" office:value="1788.4" calcext:value-type="float">
            <text:p>1788,4</text:p>
          </table:table-cell>
          <table:table-cell table:style-name="ce11" office:value-type="float" office:value="1.38242" calcext:value-type="float">
            <text:p>1,38242</text:p>
          </table:table-cell>
          <table:table-cell table:style-name="ce12" office:value-type="float" office:value="22.15393629616" calcext:value-type="float">
            <text:p>22,15393629616</text:p>
          </table:table-cell>
          <table:table-cell table:number-columns-repeated="7"/>
          <table:table-cell table:style-name="ce6" table:number-columns-repeated="9"/>
          <table:table-cell/>
          <table:table-cell table:style-name="ce6" table:number-columns-repeated="9"/>
          <table:table-cell/>
        </table:table-row>
        <table:table-row table:style-name="ro1">
          <table:table-cell table:style-name="ce1" office:value-type="string" calcext:value-type="string">
            <text:p>AM-01-1</text:p>
          </table:table-cell>
          <table:table-cell office:value-type="float" office:value="0.182299" calcext:value-type="float">
            <text:p>0,182299</text:p>
          </table:table-cell>
          <table:table-cell office:value-type="float" office:value="397" calcext:value-type="float">
            <text:p>397</text:p>
          </table:table-cell>
          <table:table-cell office:value-type="float" office:value="0.2321124" calcext:value-type="float">
            <text:p>0,2321124</text:p>
          </table:table-cell>
          <table:table-cell table:style-name="ce1" office:value-type="float" office:value="6.82873912024" calcext:value-type="float">
            <text:p>6,82873912024</text:p>
          </table:table-cell>
          <table:table-cell office:value-type="float" office:value="6.315282" calcext:value-type="float">
            <text:p>6,315282</text:p>
          </table:table-cell>
          <table:table-cell office:value-type="float" office:value="3296.8" calcext:value-type="float">
            <text:p>3296,8</text:p>
          </table:table-cell>
          <table:table-cell office:value-type="float" office:value="8.324388" calcext:value-type="float">
            <text:p>8,324388</text:p>
          </table:table-cell>
          <table:table-cell table:style-name="ce1" office:value-type="float" office:value="25.222253668" calcext:value-type="float">
            <text:p>25,222253668</text:p>
          </table:table-cell>
          <table:table-cell office:value-type="float" office:value="0.292499" calcext:value-type="float">
            <text:p>0,292499</text:p>
          </table:table-cell>
          <table:table-cell office:value-type="float" office:value="614.4" calcext:value-type="float">
            <text:p>614,4</text:p>
          </table:table-cell>
          <table:table-cell office:value-type="float" office:value="0.4035044" calcext:value-type="float">
            <text:p>0,4035044</text:p>
          </table:table-cell>
          <table:table-cell table:style-name="ce1" office:value-type="float" office:value="6.9637259208" calcext:value-type="float">
            <text:p>6,9637259208</text:p>
          </table:table-cell>
          <table:table-cell office:value-type="float" office:value="1.6151462" calcext:value-type="float">
            <text:p>1,6151462</text:p>
          </table:table-cell>
          <table:table-cell office:value-type="float" office:value="2181.8" calcext:value-type="float">
            <text:p>2181,8</text:p>
          </table:table-cell>
          <table:table-cell office:value-type="float" office:value="2.461148" calcext:value-type="float">
            <text:p>2,461148</text:p>
          </table:table-cell>
          <table:table-cell table:style-name="ce1" office:value-type="float" office:value="12.0814837078" calcext:value-type="float">
            <text:p>12,0814837078</text:p>
          </table:table-cell>
          <table:table-cell table:number-columns-repeated="7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</table:table-row>
        <table:table-row table:style-name="ro1">
          <table:table-cell table:style-name="ce2" office:value-type="string" calcext:value-type="string">
            <text:p>AM-M-1</text:p>
          </table:table-cell>
          <table:table-cell table:style-name="ce9" office:value-type="float" office:value="0.2197996" calcext:value-type="float">
            <text:p>0,2197996</text:p>
          </table:table-cell>
          <table:table-cell table:style-name="ce9" office:value-type="float" office:value="584.6" calcext:value-type="float">
            <text:p>584,6</text:p>
          </table:table-cell>
          <table:table-cell table:style-name="ce9" office:value-type="float" office:value="0.2964466" calcext:value-type="float">
            <text:p>0,2964466</text:p>
          </table:table-cell>
          <table:table-cell table:style-name="ce2" office:value-type="float" office:value="6.50146592236" calcext:value-type="float">
            <text:p>6,50146592236</text:p>
          </table:table-cell>
          <table:table-cell table:style-name="ce9" office:value-type="float" office:value="6.804694" calcext:value-type="float">
            <text:p>6,804694</text:p>
          </table:table-cell>
          <table:table-cell table:style-name="ce9" office:value-type="float" office:value="3443.2" calcext:value-type="float">
            <text:p>3443,2</text:p>
          </table:table-cell>
          <table:table-cell table:style-name="ce9" office:value-type="float" office:value="9.020206" calcext:value-type="float">
            <text:p>9,020206</text:p>
          </table:table-cell>
          <table:table-cell table:style-name="ce2" office:value-type="float" office:value="32.5276862356" calcext:value-type="float">
            <text:p>32,5276862356</text:p>
          </table:table-cell>
          <table:table-cell table:style-name="ce9" office:value-type="float" office:value="0.2874518" calcext:value-type="float">
            <text:p>0,2874518</text:p>
          </table:table-cell>
          <table:table-cell table:style-name="ce9" office:value-type="float" office:value="587.8" calcext:value-type="float">
            <text:p>587,8</text:p>
          </table:table-cell>
          <table:table-cell table:style-name="ce9" office:value-type="float" office:value="0.3892238" calcext:value-type="float">
            <text:p>0,3892238</text:p>
          </table:table-cell>
          <table:table-cell table:style-name="ce2" office:value-type="float" office:value="9.345692097" calcext:value-type="float">
            <text:p>9,345692097</text:p>
          </table:table-cell>
          <table:table-cell table:style-name="ce9" office:value-type="float" office:value="1.457735" calcext:value-type="float">
            <text:p>1,457735</text:p>
          </table:table-cell>
          <table:table-cell table:style-name="ce9" office:value-type="float" office:value="2113.2" calcext:value-type="float">
            <text:p>2113,2</text:p>
          </table:table-cell>
          <table:table-cell table:style-name="ce9" office:value-type="float" office:value="2.209636" calcext:value-type="float">
            <text:p>2,209636</text:p>
          </table:table-cell>
          <table:table-cell table:style-name="ce2" office:value-type="float" office:value="9.23582723728" calcext:value-type="float">
            <text:p>9,23582723728</text:p>
          </table:table-cell>
          <table:table-cell table:number-columns-repeated="7"/>
          <table:table-cell table:style-name="ce6" table:number-columns-repeated="9"/>
          <table:table-cell/>
          <table:table-cell table:style-name="ce6" table:number-columns-repeated="9"/>
          <table:table-cell/>
        </table:table-row>
        <table:table-row table:style-name="ro1" table:number-rows-repeated="2">
          <table:table-cell table:number-columns-repeated="44"/>
        </table:table-row>
        <table:table-row table:style-name="ro1">
          <table:table-cell table:style-name="ce3"/>
          <table:table-cell table:style-name="ce6" table:number-columns-repeated="3"/>
          <table:table-cell/>
          <table:table-cell table:style-name="ce6" table:number-columns-repeated="3"/>
          <table:table-cell table:number-columns-repeated="2"/>
          <table:table-cell table:style-name="ce3"/>
          <table:table-cell table:style-name="ce6"/>
          <table:table-cell/>
          <table:table-cell table:style-name="ce6" table:number-columns-repeated="3"/>
          <table:table-cell/>
          <table:table-cell table:style-name="ce6" table:number-columns-repeated="2"/>
          <table:table-cell table:number-columns-repeated="25"/>
        </table:table-row>
        <table:table-row table:style-name="ro1">
          <table:table-cell/>
          <table:table-cell table:style-name="ce6" table:number-columns-repeated="3"/>
          <table:table-cell/>
          <table:table-cell table:style-name="ce6" table:number-columns-repeated="3"/>
          <table:table-cell table:number-columns-repeated="2"/>
          <table:table-cell table:style-name="ce6" table:number-columns-repeated="2"/>
          <table:table-cell/>
          <table:table-cell table:style-name="ce6" table:number-columns-repeated="3"/>
          <table:table-cell/>
          <table:table-cell table:style-name="ce6" table:number-columns-repeated="2"/>
          <table:table-cell table:number-columns-repeated="25"/>
        </table:table-row>
        <table:table-row table:style-name="ro1" table:number-rows-repeated="3">
          <table:table-cell table:number-columns-repeated="10"/>
          <table:table-cell table:style-name="ce6"/>
          <table:table-cell/>
          <table:table-cell table:style-name="Default"/>
          <table:table-cell/>
          <table:table-cell table:style-name="ce6"/>
          <table:table-cell/>
          <table:table-cell table:style-name="Default"/>
          <table:table-cell/>
          <table:table-cell table:style-name="ce6"/>
          <table:table-cell table:number-columns-repeated="25"/>
        </table:table-row>
        <table:table-row table:style-name="ro1">
          <table:table-cell table:number-columns-repeated="10"/>
          <table:table-cell table:style-name="ce6"/>
          <table:table-cell/>
          <table:table-cell table:style-name="Default"/>
          <table:table-cell/>
          <table:table-cell table:style-name="ce6"/>
          <table:table-cell/>
          <table:table-cell table:style-name="Default"/>
          <table:table-cell/>
          <table:table-cell table:style-name="ce6"/>
          <table:table-cell table:number-columns-repeated="8"/>
          <table:table-cell table:style-name="ce3"/>
          <table:table-cell table:style-name="ce6" table:number-columns-repeated="16"/>
        </table:table-row>
        <table:table-row table:style-name="ro1">
          <table:table-cell table:number-columns-repeated="10"/>
          <table:table-cell table:style-name="ce6"/>
          <table:table-cell/>
          <table:table-cell table:style-name="Default"/>
          <table:table-cell/>
          <table:table-cell table:style-name="ce6"/>
          <table:table-cell/>
          <table:table-cell table:style-name="Default"/>
          <table:table-cell/>
          <table:table-cell table:style-name="ce6"/>
          <table:table-cell table:number-columns-repeated="8"/>
          <table:table-cell table:style-name="ce6" table:number-columns-repeated="17"/>
        </table:table-row>
        <table:table-row table:style-name="ro1" table:number-rows-repeated="3">
          <table:table-cell table:number-columns-repeated="10"/>
          <table:table-cell table:style-name="ce6"/>
          <table:table-cell/>
          <table:table-cell table:style-name="Default"/>
          <table:table-cell/>
          <table:table-cell table:style-name="ce6"/>
          <table:table-cell/>
          <table:table-cell table:style-name="Default"/>
          <table:table-cell/>
          <table:table-cell table:style-name="ce6"/>
          <table:table-cell table:number-columns-repeated="8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number-columns-repeated="9"/>
          <table:table-cell table:style-name="ce6" table:number-columns-repeated="2"/>
          <table:table-cell/>
          <table:table-cell table:style-name="Default"/>
          <table:table-cell/>
          <table:table-cell table:style-name="ce6"/>
          <table:table-cell/>
          <table:table-cell table:style-name="Default"/>
          <table:table-cell/>
          <table:table-cell table:style-name="ce6"/>
          <table:table-cell table:number-columns-repeated="8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/>
          <table:table-cell table:style-name="ce6" table:number-columns-repeated="3"/>
          <table:table-cell/>
          <table:table-cell table:style-name="ce6" table:number-columns-repeated="3"/>
          <table:table-cell table:number-columns-repeated="2"/>
          <table:table-cell table:style-name="ce6" table:number-columns-repeated="2"/>
          <table:table-cell/>
          <table:table-cell table:style-name="ce6" table:number-columns-repeated="3"/>
          <table:table-cell/>
          <table:table-cell table:style-name="ce6" table:number-columns-repeated="2"/>
          <table:table-cell table:number-columns-repeated="8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number-columns-repeated="10"/>
          <table:table-cell table:style-name="ce6"/>
          <table:table-cell/>
          <table:table-cell table:style-name="Default"/>
          <table:table-cell/>
          <table:table-cell table:style-name="ce6"/>
          <table:table-cell/>
          <table:table-cell table:style-name="Default"/>
          <table:table-cell/>
          <table:table-cell table:style-name="ce6"/>
          <table:table-cell table:number-columns-repeated="8"/>
          <table:table-cell table:style-name="ce6" table:number-columns-repeated="17"/>
        </table:table-row>
        <table:table-row table:style-name="ro1">
          <table:table-cell/>
          <table:table-cell table:style-name="ce6" table:number-columns-repeated="3"/>
          <table:table-cell/>
          <table:table-cell table:style-name="ce6" table:number-columns-repeated="3"/>
          <table:table-cell table:number-columns-repeated="2"/>
          <table:table-cell table:style-name="ce6" table:number-columns-repeated="2"/>
          <table:table-cell/>
          <table:table-cell table:style-name="ce6" table:number-columns-repeated="3"/>
          <table:table-cell/>
          <table:table-cell table:style-name="ce6" table:number-columns-repeated="2"/>
          <table:table-cell table:number-columns-repeated="8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number-columns-repeated="9"/>
          <table:table-cell table:style-name="ce6" table:number-columns-repeated="2"/>
          <table:table-cell/>
          <table:table-cell table:style-name="Default"/>
          <table:table-cell/>
          <table:table-cell table:style-name="ce6"/>
          <table:table-cell/>
          <table:table-cell table:style-name="Default"/>
          <table:table-cell/>
          <table:table-cell table:style-name="ce6"/>
          <table:table-cell table:number-columns-repeated="8"/>
          <table:table-cell table:style-name="ce6" table:number-columns-repeated="17"/>
        </table:table-row>
        <table:table-row table:style-name="ro1">
          <table:table-cell table:number-columns-repeated="9"/>
          <table:table-cell table:style-name="ce6" table:number-columns-repeated="2"/>
          <table:table-cell/>
          <table:table-cell table:style-name="Default"/>
          <table:table-cell/>
          <table:table-cell table:style-name="ce6"/>
          <table:table-cell/>
          <table:table-cell table:style-name="Default"/>
          <table:table-cell/>
          <table:table-cell table:style-name="ce6"/>
          <table:table-cell table:number-columns-repeated="25"/>
        </table:table-row>
        <table:table-row table:style-name="ro1">
          <table:table-cell table:style-name="ce23"/>
          <table:table-cell table:style-name="ce6" table:number-columns-repeated="3"/>
          <table:table-cell/>
          <table:table-cell table:style-name="ce6" table:number-columns-repeated="3"/>
          <table:table-cell table:number-columns-repeated="2"/>
          <table:table-cell table:style-name="ce23"/>
          <table:table-cell table:style-name="ce6"/>
          <table:table-cell/>
          <table:table-cell table:style-name="ce6" table:number-columns-repeated="3"/>
          <table:table-cell/>
          <table:table-cell table:style-name="ce6" table:number-columns-repeated="2"/>
          <table:table-cell table:number-columns-repeated="25"/>
        </table:table-row>
        <table:table-row table:style-name="ro1">
          <table:table-cell/>
          <table:table-cell table:style-name="ce6" table:number-columns-repeated="3"/>
          <table:table-cell/>
          <table:table-cell table:style-name="ce6" table:number-columns-repeated="3"/>
          <table:table-cell table:number-columns-repeated="2"/>
          <table:table-cell table:style-name="ce6" table:number-columns-repeated="2"/>
          <table:table-cell/>
          <table:table-cell table:style-name="ce6" table:number-columns-repeated="3"/>
          <table:table-cell/>
          <table:table-cell table:style-name="ce6" table:number-columns-repeated="2"/>
          <table:table-cell table:number-columns-repeated="25"/>
        </table:table-row>
        <table:table-row table:style-name="ro1" table:number-rows-repeated="9">
          <table:table-cell table:number-columns-repeated="10"/>
          <table:table-cell table:style-name="ce6"/>
          <table:table-cell/>
          <table:table-cell table:style-name="Default"/>
          <table:table-cell/>
          <table:table-cell table:style-name="ce6"/>
          <table:table-cell/>
          <table:table-cell table:style-name="Default"/>
          <table:table-cell/>
          <table:table-cell table:style-name="ce6"/>
          <table:table-cell table:number-columns-repeated="25"/>
        </table:table-row>
        <table:table-row table:style-name="ro1">
          <table:table-cell/>
          <table:table-cell table:style-name="ce6" table:number-columns-repeated="3"/>
          <table:table-cell/>
          <table:table-cell table:style-name="ce6" table:number-columns-repeated="3"/>
          <table:table-cell table:number-columns-repeated="2"/>
          <table:table-cell table:style-name="ce6" table:number-columns-repeated="2"/>
          <table:table-cell/>
          <table:table-cell table:style-name="ce6" table:number-columns-repeated="3"/>
          <table:table-cell/>
          <table:table-cell table:style-name="ce6" table:number-columns-repeated="2"/>
          <table:table-cell table:number-columns-repeated="25"/>
        </table:table-row>
        <table:table-row table:style-name="ro1">
          <table:table-cell table:number-columns-repeated="10"/>
          <table:table-cell table:style-name="ce6"/>
          <table:table-cell/>
          <table:table-cell table:style-name="Default"/>
          <table:table-cell/>
          <table:table-cell table:style-name="ce6"/>
          <table:table-cell/>
          <table:table-cell table:style-name="Default"/>
          <table:table-cell/>
          <table:table-cell table:style-name="ce6"/>
          <table:table-cell table:number-columns-repeated="25"/>
        </table:table-row>
        <table:table-row table:style-name="ro1">
          <table:table-cell/>
          <table:table-cell table:style-name="ce6" table:number-columns-repeated="3"/>
          <table:table-cell/>
          <table:table-cell table:style-name="ce6" table:number-columns-repeated="3"/>
          <table:table-cell table:number-columns-repeated="2"/>
          <table:table-cell table:style-name="ce6" table:number-columns-repeated="2"/>
          <table:table-cell/>
          <table:table-cell table:style-name="ce6" table:number-columns-repeated="3"/>
          <table:table-cell/>
          <table:table-cell table:style-name="ce6" table:number-columns-repeated="2"/>
          <table:table-cell table:number-columns-repeated="25"/>
        </table:table-row>
        <table:table-row table:style-name="ro1" table:number-rows-repeated="4">
          <table:table-cell table:number-columns-repeated="44"/>
        </table:table-row>
        <table:table-row table:style-name="ro1"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 table:number-columns-repeated="28"/>
        </table:table-row>
        <table:table-row table:style-name="ro1">
          <table:table-cell table:number-columns-repeated="44"/>
        </table:table-row>
        <table:table-row table:style-name="ro1"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 table:number-columns-repeated="28"/>
        </table:table-row>
        <table:table-row table:style-name="ro1" table:number-rows-repeated="19">
          <table:table-cell table:number-columns-repeated="44"/>
        </table:table-row>
        <table:table-row table:style-name="ro1"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 table:number-columns-repeated="28"/>
        </table:table-row>
        <table:table-row table:style-name="ro1" table:number-rows-repeated="8">
          <table:table-cell table:number-columns-repeated="44"/>
        </table:table-row>
        <table:table-row table:style-name="ro1" table:number-rows-repeated="2">
          <table:table-cell table:number-columns-repeated="2"/>
          <table:table-cell table:style-name="ce6" table:number-columns-repeated="2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/>
          <table:table-cell table:number-columns-repeated="26"/>
        </table:table-row>
        <table:table-row table:style-name="ro1" table:number-rows-repeated="4">
          <table:table-cell/>
          <table:table-cell table:style-name="ce6"/>
          <table:table-cell table:number-columns-repeated="2"/>
          <table:table-cell table:style-name="Default"/>
          <table:table-cell table:style-name="ce6"/>
          <table:table-cell table:number-columns-repeated="2"/>
          <table:table-cell table:style-name="Default"/>
          <table:table-cell table:style-name="ce6"/>
          <table:table-cell table:number-columns-repeated="2"/>
          <table:table-cell table:style-name="Default"/>
          <table:table-cell table:style-name="ce6"/>
          <table:table-cell table:number-columns-repeated="2"/>
          <table:table-cell table:style-name="Default"/>
          <table:table-cell table:style-name="ce6"/>
          <table:table-cell table:number-columns-repeated="26"/>
        </table:table-row>
        <table:table-row table:style-name="ro1">
          <table:table-cell table:number-columns-repeated="44"/>
        </table:table-row>
        <table:table-row table:style-name="ro1" table:number-rows-repeated="4">
          <table:table-cell/>
          <table:table-cell table:style-name="ce6"/>
          <table:table-cell table:number-columns-repeated="2"/>
          <table:table-cell table:style-name="Default"/>
          <table:table-cell table:style-name="ce6"/>
          <table:table-cell table:number-columns-repeated="2"/>
          <table:table-cell table:style-name="Default"/>
          <table:table-cell table:style-name="ce6"/>
          <table:table-cell table:number-columns-repeated="2"/>
          <table:table-cell table:style-name="Default"/>
          <table:table-cell table:style-name="ce6"/>
          <table:table-cell table:number-columns-repeated="2"/>
          <table:table-cell table:style-name="Default"/>
          <table:table-cell table:style-name="ce6"/>
          <table:table-cell table:number-columns-repeated="26"/>
        </table:table-row>
        <table:table-row table:style-name="ro1" table:number-rows-repeated="3">
          <table:table-cell table:number-columns-repeated="44"/>
        </table:table-row>
        <table:table-row table:style-name="ro1" table:number-rows-repeated="2"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 table:number-columns-repeated="28"/>
        </table:table-row>
        <table:table-row table:style-name="ro1" table:number-rows-repeated="31"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0"/>
        </table:table-row>
        <table:table-row table:style-name="ro1">
          <table:table-cell/>
          <table:table-cell table:style-name="ce6"/>
          <table:table-cell table:number-columns-repeated="2"/>
          <table:table-cell table:style-name="Default"/>
          <table:table-cell table:style-name="ce6"/>
          <table:table-cell table:number-columns-repeated="2"/>
          <table:table-cell table:style-name="Default"/>
          <table:table-cell table:style-name="ce6"/>
          <table:table-cell table:number-columns-repeated="2"/>
          <table:table-cell table:style-name="Default"/>
          <table:table-cell table:style-name="ce6"/>
          <table:table-cell table:number-columns-repeated="2"/>
          <table:table-cell table:style-name="Default"/>
          <table:table-cell table:style-name="ce6"/>
          <table:table-cell table:number-columns-repeated="26"/>
        </table:table-row>
        <table:table-row table:style-name="ro1" table:number-rows-repeated="2">
          <table:table-cell/>
          <table:table-cell table:style-name="ce6"/>
          <table:table-cell/>
          <table:table-cell table:style-name="ce6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2"/>
          <table:table-cell table:number-columns-repeated="25"/>
        </table:table-row>
        <table:table-row table:style-name="ro1" table:number-rows-repeated="3">
          <table:table-cell table:style-name="Default"/>
          <table:table-cell table:style-name="ce6" table:number-columns-repeated="2"/>
          <table:table-cell/>
          <table:table-cell table:style-name="Default"/>
          <table:table-cell/>
          <table:table-cell table:style-name="ce6"/>
          <table:table-cell/>
          <table:table-cell table:style-name="Default"/>
          <table:table-cell/>
          <table:table-cell table:style-name="ce6"/>
          <table:table-cell/>
          <table:table-cell table:style-name="Default"/>
          <table:table-cell/>
          <table:table-cell table:style-name="ce6"/>
          <table:table-cell/>
          <table:table-cell table:style-name="Default"/>
          <table:table-cell/>
          <table:table-cell table:style-name="ce6"/>
          <table:table-cell table:number-columns-repeated="25"/>
        </table:table-row>
        <table:table-row table:style-name="ro1">
          <table:table-cell table:style-name="Default"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2"/>
          <table:table-cell table:number-columns-repeated="25"/>
        </table:table-row>
        <table:table-row table:style-name="ro1">
          <table:table-cell table:style-name="Default"/>
          <table:table-cell table:style-name="ce6" table:number-columns-repeated="2"/>
          <table:table-cell/>
          <table:table-cell table:style-name="Default"/>
          <table:table-cell/>
          <table:table-cell table:style-name="ce6"/>
          <table:table-cell/>
          <table:table-cell table:style-name="Default"/>
          <table:table-cell/>
          <table:table-cell table:style-name="ce6"/>
          <table:table-cell/>
          <table:table-cell table:style-name="Default"/>
          <table:table-cell/>
          <table:table-cell table:style-name="ce6"/>
          <table:table-cell/>
          <table:table-cell table:style-name="Default"/>
          <table:table-cell/>
          <table:table-cell table:style-name="ce6"/>
          <table:table-cell table:number-columns-repeated="25"/>
        </table:table-row>
        <table:table-row table:style-name="ro1">
          <table:table-cell table:style-name="Default"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2"/>
          <table:table-cell table:number-columns-repeated="25"/>
        </table:table-row>
        <table:table-row table:style-name="ro1" table:number-rows-repeated="3">
          <table:table-cell table:style-name="Default"/>
          <table:table-cell table:style-name="ce6" table:number-columns-repeated="2"/>
          <table:table-cell/>
          <table:table-cell table:style-name="Default"/>
          <table:table-cell/>
          <table:table-cell table:style-name="ce6"/>
          <table:table-cell/>
          <table:table-cell table:style-name="Default"/>
          <table:table-cell/>
          <table:table-cell table:style-name="ce6"/>
          <table:table-cell/>
          <table:table-cell table:style-name="Default"/>
          <table:table-cell/>
          <table:table-cell table:style-name="ce6"/>
          <table:table-cell/>
          <table:table-cell table:style-name="Default"/>
          <table:table-cell/>
          <table:table-cell table:style-name="ce6"/>
          <table:table-cell table:number-columns-repeated="25"/>
        </table:table-row>
        <table:table-row table:style-name="ro1" table:number-rows-repeated="3">
          <table:table-cell table:style-name="Default"/>
          <table:table-cell table:style-name="ce6"/>
          <table:table-cell table:number-columns-repeated="2"/>
          <table:table-cell table:style-name="Default"/>
          <table:table-cell table:style-name="ce6"/>
          <table:table-cell table:number-columns-repeated="2"/>
          <table:table-cell table:style-name="Default"/>
          <table:table-cell table:style-name="ce6"/>
          <table:table-cell table:number-columns-repeated="2"/>
          <table:table-cell table:style-name="Default"/>
          <table:table-cell table:style-name="ce6"/>
          <table:table-cell table:number-columns-repeated="2"/>
          <table:table-cell table:style-name="Default"/>
          <table:table-cell table:style-name="ce6"/>
          <table:table-cell table:number-columns-repeated="26"/>
        </table:table-row>
        <table:table-row table:style-name="ro1">
          <table:table-cell table:style-name="Default"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/>
          <table:table-cell table:number-columns-repeated="26"/>
        </table:table-row>
        <table:table-row table:style-name="ro1">
          <table:table-cell table:style-name="Default"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/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7">00/00/0000</text:date>, <text:time style:data-style-name="N2" text:time-value="17:55:14.20793206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6T14:53:26.063783384</meta:creation-date>
    <dc:date>2020-04-27T22:33:06.760234125</dc:date>
    <meta:editing-duration>PT3H45M34S</meta:editing-duration>
    <meta:editing-cycles>13</meta:editing-cycles>
    <meta:generator>LibreOffice/6.0.7.3$Linux_X86_64 LibreOffice_project/00m0$Build-3</meta:generator>
    <meta:document-statistic meta:table-count="1" meta:cell-count="452" meta:object-count="0"/>
  </office:meta>
</office:document-meta>
</file>